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 Vu Sans Mono', 'Bitstream Vera Sans Mono', monospace"/>
    <style:font-face style:name="Futura" svg:font-family="Futura, 'Trebuchet MS', Arial, sans-serif"/>
    <style:font-face style:name="HelveticaNeue" svg:font-family="HelveticaNeue, 'Helvetica Neue', Helvetica, Arial, sans-serif"/>
    <style:font-face style:name="Lohit Devanagari1" svg:font-family="'Lohit Devanagari'"/>
    <style:font-face style:name="Open Sans" svg:font-family="'Open Sans', Helvetica, sans-serif"/>
    <style:font-face style:name="Optima" svg:font-family="Optima, Segoe, 'Segoe UI', Candara, Calibri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b89" officeooo:paragraph-rsid="001e8b89"/>
    </style:style>
    <style:style style:name="P2" style:family="paragraph" style:parent-style-name="Standard">
      <style:text-properties officeooo:rsid="001fa3e7" officeooo:paragraph-rsid="001e8b89"/>
    </style:style>
    <style:style style:name="P3" style:family="paragraph" style:parent-style-name="Standard">
      <style:text-properties officeooo:rsid="001fa3e7" officeooo:paragraph-rsid="001fa3e7"/>
    </style:style>
    <style:style style:name="P4" style:family="paragraph" style:parent-style-name="Standard">
      <style:text-properties officeooo:rsid="00217afc" officeooo:paragraph-rsid="00217afc"/>
    </style:style>
    <style:style style:name="P5" style:family="paragraph" style:parent-style-name="Standard">
      <style:text-properties officeooo:rsid="00240869" officeooo:paragraph-rsid="00240869"/>
    </style:style>
    <style:style style:name="P6" style:family="paragraph" style:parent-style-name="Standard">
      <style:text-properties fo:font-weight="bold" officeooo:rsid="00240869" officeooo:paragraph-rsid="00240869" style:font-weight-asian="bold" style:font-weight-complex="bold"/>
    </style:style>
    <style:style style:name="P7" style:family="paragraph" style:parent-style-name="Standard">
      <style:text-properties officeooo:rsid="002735e4" officeooo:paragraph-rsid="002735e4"/>
    </style:style>
    <style:style style:name="P8" style:family="paragraph" style:parent-style-name="Standard">
      <style:text-properties officeooo:rsid="002735e4" officeooo:paragraph-rsid="002933a7"/>
    </style:style>
    <style:style style:name="P9" style:family="paragraph" style:parent-style-name="Standard">
      <style:text-properties officeooo:rsid="002abff1" officeooo:paragraph-rsid="002abff1"/>
    </style:style>
    <style:style style:name="P10" style:family="paragraph" style:parent-style-name="Standard">
      <style:text-properties officeooo:rsid="002b87b9" officeooo:paragraph-rsid="002b87b9"/>
    </style:style>
    <style:style style:name="P11" style:family="paragraph" style:parent-style-name="Standard">
      <style:text-properties officeooo:rsid="002c38ed" officeooo:paragraph-rsid="002c38ed"/>
    </style:style>
    <style:style style:name="P12" style:family="paragraph" style:parent-style-name="Standard">
      <style:text-properties officeooo:rsid="002e21e6" officeooo:paragraph-rsid="002e21e6"/>
    </style:style>
    <style:style style:name="P13" style:family="paragraph" style:parent-style-name="Standard">
      <style:text-properties officeooo:paragraph-rsid="002e21e6"/>
    </style:style>
    <style:style style:name="P14" style:family="paragraph" style:parent-style-name="Standard">
      <style:text-properties officeooo:rsid="002e860a" officeooo:paragraph-rsid="002e860a"/>
    </style:style>
    <style:style style:name="P15" style:family="paragraph" style:parent-style-name="Standard">
      <style:paragraph-properties fo:break-before="page"/>
      <style:text-properties officeooo:rsid="001e8b89" officeooo:paragraph-rsid="001e8b89"/>
    </style:style>
    <style:style style:name="P16" style:family="paragraph" style:parent-style-name="Text_20_body">
      <style:text-properties officeooo:rsid="001e8b89" officeooo:paragraph-rsid="001e8b89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e4349" style:font-name="Optima" fo:font-size="12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HelveticaNeue" fo:font-size="13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23" style:family="paragraph" style:parent-style-name="Heading_20_5">
      <style:paragraph-properties fo:margin-left="0cm" fo:margin-right="0cm" fo:margin-top="0cm" fo:margin-bottom="0.247cm" loext:contextual-spacing="false" fo:line-height="150%" fo:orphans="2" fo:widows="2" fo:text-indent="0cm" style:auto-text-indent="false"/>
      <style:text-properties fo:font-variant="normal" fo:text-transform="none" fo:color="#222222" style:font-name="HelveticaNeue" fo:font-style="normal" fo:font-weight="normal"/>
    </style:style>
    <style:style style:name="P24" style:family="paragraph" style:parent-style-name="Preformatted_20_Text">
      <style:paragraph-properties fo:margin-left="0cm" fo:margin-right="0cm" fo:margin-top="0.397cm" fo:margin-bottom="0.397cm" loext:contextual-spacing="false" fo:orphans="2" fo:widows="2" fo:text-indent="0cm" style:auto-text-indent="false" fo:padding-left="0.265cm" fo:padding-right="0.265cm" fo:padding-top="0.185cm" fo:padding-bottom="0.185cm" fo:border="0.06pt solid #c7ecb8"/>
      <style:text-properties fo:font-variant="normal" fo:text-transform="none" fo:color="#3e4349" style:font-name="Consolas" fo:font-size="12.75pt" fo:letter-spacing="normal" fo:font-style="normal" fo:font-weight="normal" fo:background-color="#ffffff"/>
    </style:style>
    <style:style style:name="P25" style:family="paragraph" style:parent-style-name="Preformatted_20_Text">
      <style:text-properties fo:font-variant="normal" fo:text-transform="none" fo:color="#3e4349" style:font-name="Consolas" fo:letter-spacing="normal" fo:font-style="normal" fo:font-weight="normal" officeooo:rsid="001fa3e7" officeooo:paragraph-rsid="001fa3e7"/>
    </style:style>
    <style:style style:name="P26" style:family="paragraph" style:parent-style-name="Preformatted_20_Text">
      <style:text-properties fo:font-variant="normal" fo:text-transform="none" fo:color="#3e4349" style:font-name="Consolas" fo:letter-spacing="normal" fo:font-style="normal" fo:font-weight="normal" officeooo:rsid="00217afc" officeooo:paragraph-rsid="00217afc"/>
    </style:style>
    <style:style style:name="P27" style:family="paragraph" style:parent-style-name="Preformatted_20_Text">
      <style:text-properties fo:font-variant="normal" fo:text-transform="none" fo:color="#3e4349" style:font-name="Consolas" fo:letter-spacing="normal" fo:font-style="normal" fo:font-weight="normal" officeooo:rsid="0022215c" officeooo:paragraph-rsid="0022215c"/>
    </style:style>
    <style:style style:name="P28" style:family="paragraph" style:parent-style-name="Preformatted_20_Text">
      <style:text-properties fo:font-variant="normal" fo:text-transform="none" fo:color="#3e4349" style:font-name="Consolas" fo:letter-spacing="normal" fo:font-style="normal" fo:font-weight="normal" officeooo:rsid="00240869" officeooo:paragraph-rsid="00240869"/>
    </style:style>
    <style:style style:name="P29" style:family="paragraph" style:parent-style-name="Preformatted_20_Text">
      <style:text-properties fo:font-variant="normal" fo:text-transform="none" fo:color="#3e4349" style:font-name="Consolas" fo:letter-spacing="normal" fo:font-style="normal" fo:font-weight="normal" officeooo:rsid="002b87b9" officeooo:paragraph-rsid="002b87b9"/>
    </style:style>
    <style:style style:name="P30" style:family="paragraph" style:parent-style-name="Preformatted_20_Text">
      <style:text-properties fo:font-variant="normal" fo:text-transform="none" fo:color="#3e4349" style:font-name="Consolas" fo:letter-spacing="normal" fo:font-style="normal" fo:font-weight="normal" officeooo:rsid="002e860a" officeooo:paragraph-rsid="002e860a"/>
    </style:style>
    <style:style style:name="P31" style:family="paragraph" style:parent-style-name="Preformatted_20_Text">
      <style:paragraph-properties fo:margin-top="0.397cm" fo:margin-bottom="0.397cm" loext:contextual-spacing="false" fo:orphans="2" fo:widows="2" fo:padding-left="0.265cm" fo:padding-right="0.265cm" fo:padding-top="0.185cm" fo:padding-bottom="0.185cm" fo:border="0.06pt solid #c7ecb8"/>
      <style:text-properties fo:font-variant="normal" fo:text-transform="none" fo:color="#3e4349" style:font-name="Consolas" fo:letter-spacing="normal" fo:font-style="normal" fo:font-weight="normal"/>
    </style:style>
    <style:style style:name="P32" style:family="paragraph" style:parent-style-name="Preformatted_20_Text">
      <style:paragraph-properties fo:margin-top="0.397cm" fo:margin-bottom="0.397cm" loext:contextual-spacing="false" fo:orphans="2" fo:widows="2" fo:padding-left="0.265cm" fo:padding-right="0.265cm" fo:padding-top="0.185cm" fo:padding-bottom="0.185cm" fo:border="0.06pt solid #c7ecb8"/>
      <style:text-properties fo:font-variant="normal" fo:text-transform="none" fo:color="#3e4349" fo:letter-spacing="normal" officeooo:paragraph-rsid="002b87b9"/>
    </style:style>
    <style:style style:name="P33" style:family="paragraph" style:parent-style-name="Preformatted_20_Text">
      <style:paragraph-properties fo:margin-top="0.397cm" fo:margin-bottom="0.397cm" loext:contextual-spacing="false" fo:orphans="2" fo:widows="2" fo:padding-left="0.265cm" fo:padding-right="0.265cm" fo:padding-top="0.185cm" fo:padding-bottom="0.185cm" fo:border="0.06pt solid #c7ecb8"/>
      <style:text-properties fo:font-variant="normal" fo:text-transform="none" fo:color="#888888" style:font-name="Consolas" fo:letter-spacing="normal" fo:font-style="normal" fo:font-weight="normal"/>
    </style:style>
    <style:style style:name="P34" style:family="paragraph" style:parent-style-name="Preformatted_20_Text">
      <style:paragraph-properties fo:margin-top="0cm" fo:margin-bottom="0cm" loext:contextual-spacing="false"/>
    </style:style>
    <style:style style:name="P35" style:family="paragraph" style:parent-style-name="Heading_20_3">
      <style:text-properties officeooo:rsid="001e8b89" officeooo:paragraph-rsid="001e8b89"/>
    </style:style>
    <style:style style:name="P36" style:family="paragraph" style:parent-style-name="Heading_20_4">
      <style:text-properties officeooo:rsid="001e8b89" officeooo:paragraph-rsid="001e8b89"/>
    </style:style>
    <style:style style:name="P37" style:family="paragraph" style:parent-style-name="Heading_20_4">
      <style:text-properties fo:font-variant="normal" fo:text-transform="none" fo:color="#222222" style:font-name="HelveticaNeue" fo:font-style="normal" fo:font-weight="normal"/>
    </style:style>
    <style:style style:name="P38" style:family="paragraph" style:parent-style-name="Heading_20_4">
      <style:text-properties fo:font-variant="normal" fo:text-transform="none" fo:color="#222222" style:font-name="HelveticaNeue" fo:font-style="normal" fo:font-weight="normal" officeooo:rsid="001e8b89" officeooo:paragraph-rsid="001e8b89"/>
    </style:style>
    <style:style style:name="P39" style:family="paragraph" style:parent-style-name="Standard">
      <style:text-properties fo:font-variant="normal" fo:text-transform="none" fo:color="#3e4349" style:font-name="Optima" fo:font-size="12.75pt" fo:letter-spacing="normal" fo:font-style="normal" fo:font-weight="normal" officeooo:rsid="00217afc" officeooo:paragraph-rsid="00217afc"/>
    </style:style>
    <style:style style:name="P40" style:family="paragraph" style:parent-style-name="Text_20_body" style:list-style-name="L1">
      <style:paragraph-properties fo:margin-top="0.185cm" fo:margin-bottom="0.185cm" loext:contextual-spacing="false" fo:orphans="2" fo:widows="2" fo:padding="0cm" fo:border="none"/>
    </style:style>
    <style:style style:name="T1" style:family="text">
      <style:text-properties fo:color="#333333"/>
    </style:style>
    <style:style style:name="T2" style:family="text">
      <style:text-properties fo:color="#333333" style:font-name="Consolas" fo:font-style="normal" fo:font-weight="normal"/>
    </style:style>
    <style:style style:name="T3" style:family="text">
      <style:text-properties fo:font-variant="normal" fo:text-transform="none" fo:color="#333333" style:font-name="Open Sans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Consolas" fo:letter-spacing="normal" fo:font-style="normal" fo:font-weight="normal"/>
    </style:style>
    <style:style style:name="T6" style:family="text">
      <style:text-properties fo:font-variant="normal" fo:text-transform="none" fo:color="#3e4349" style:font-name="Optima" fo:font-size="12.75pt" fo:letter-spacing="normal" fo:font-style="normal" fo:font-weight="normal"/>
    </style:style>
    <style:style style:name="T7" style:family="text">
      <style:text-properties fo:font-variant="normal" fo:text-transform="none" fo:color="#3e4349" fo:letter-spacing="normal"/>
    </style:style>
    <style:style style:name="T8" style:family="text">
      <style:text-properties fo:font-variant="normal" fo:text-transform="none" fo:color="#3e4349" style:text-line-through-style="none" style:text-line-through-type="none" style:font-name="Futura" fo:font-size="18.7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3e4349" style:text-line-through-style="none" style:text-line-through-type="none" style:font-name="Futura" fo:font-size="16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3e4349" style:font-name="Consolas" fo:letter-spacing="normal" fo:font-style="normal" fo:font-weight="normal"/>
    </style:style>
    <style:style style:name="T11" style:family="text">
      <style:text-properties fo:font-variant="normal" fo:text-transform="none" fo:color="#348613" style:text-line-through-style="none" style:text-line-through-type="none" style:font-name="Optima" fo:font-size="12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ashed #dcf0d5"/>
    </style:style>
    <style:style style:name="T12" style:family="text">
      <style:text-properties fo:font-variant="normal" fo:text-transform="none" fo:color="#348613" style:text-line-through-style="none" style:text-line-through-type="none" style:font-name="Optima" fo:font-size="12.75pt" fo:letter-spacing="normal" fo:font-style="normal" style:text-underline-style="none" fo:font-weight="bold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ashed #dcf0d5"/>
    </style:style>
    <style:style style:name="T13" style:family="text">
      <style:text-properties fo:font-variant="normal" fo:text-transform="none" fo:color="#222222" style:font-name="HelveticaNeue" fo:font-size="13.5pt" fo:letter-spacing="normal" fo:font-style="normal" fo:font-weight="normal"/>
    </style:style>
    <style:style style:name="T14" style:family="text">
      <style:text-properties fo:font-variant="normal" fo:text-transform="none" fo:color="#222222" style:font-name="HelveticaNeue" fo:font-size="13.5pt" fo:letter-spacing="normal" fo:font-style="normal" fo:font-weight="bold"/>
    </style:style>
    <style:style style:name="T15" style:family="text">
      <style:text-properties fo:font-variant="normal" fo:text-transform="none" fo:color="#222222" style:font-name="monospace" fo:font-size="12pt" fo:letter-spacing="normal" fo:font-style="normal" fo:font-weight="normal" fo:background-color="#f1f1f1" loext:char-shading-value="0" loext:padding="0.049cm" loext:border="0.06pt solid #e1e1e1"/>
    </style:style>
    <style:style style:name="T16" style:family="text">
      <style:text-properties fo:color="#c65d09" fo:font-weight="bold"/>
    </style:style>
    <style:style style:name="T17" style:family="text">
      <style:text-properties fo:color="#c65d09" style:font-name="Consolas" fo:font-style="normal" fo:font-weight="bold"/>
    </style:style>
    <style:style style:name="T18" style:family="text">
      <style:text-properties fo:color="#008800" fo:font-weight="bold"/>
    </style:style>
    <style:style style:name="T19" style:family="text">
      <style:text-properties fo:color="#0e84b5" fo:font-weight="bold"/>
    </style:style>
    <style:style style:name="T20" style:family="text">
      <style:text-properties fo:color="#0000dd" fo:font-weight="bold"/>
    </style:style>
    <style:style style:name="T21" style:family="text">
      <style:text-properties officeooo:rsid="0022215c"/>
    </style:style>
    <style:style style:name="T22" style:family="text">
      <style:text-properties fo:color="#007020"/>
    </style:style>
    <style:style style:name="T23" style:family="text">
      <style:text-properties fo:background-color="#fff0f0" loext:char-shading-value="0"/>
    </style:style>
    <style:style style:name="T24" style:family="text">
      <style:text-properties officeooo:rsid="002933a7"/>
    </style:style>
    <style:style style:name="T25" style:family="text">
      <style:text-properties style:font-name="Consolas" fo:font-style="normal" fo:font-weight="normal"/>
    </style:style>
    <style:style style:name="T26" style:family="text">
      <style:text-properties officeooo:rsid="002e21e6"/>
    </style:style>
    <style:style style:name="T27" style:family="text">
      <style:text-properties fo:background-color="#f1f1f1" loext:char-shading-value="0" loext:padding="0.049cm" loext:border="0.06pt solid #e1e1e1"/>
    </style:style>
    <style:style style:name="T28" style:family="text">
      <style:text-properties style:font-name="monospace" fo:background-color="#f1f1f1" loext:char-shading-value="0" loext:padding="0.049cm" loext:border="0.06pt solid #e1e1e1"/>
    </style:style>
    <style:style style:name="T29" style:family="text">
      <style:text-properties style:font-name="monospace" fo:font-weight="bold" fo:background-color="#f1f1f1" loext:char-shading-value="0" loext:padding="0.049cm" loext:border="0.06pt solid #e1e1e1"/>
    </style:style>
    <style:style style:name="T30" style:family="text">
      <style:text-properties fo:color="#0086b3" style:font-name="monospace" fo:background-color="#f1f1f1" loext:char-shading-value="0" loext:padding="0.049cm" loext:border="0.06pt solid #e1e1e1"/>
    </style:style>
    <style:style style:name="T31" style:family="text">
      <style:text-properties fo:color="#dd1144" style:font-name="monospace" fo:background-color="#f1f1f1" loext:char-shading-value="0" loext:padding="0.049cm" loext:border="0.06pt solid #e1e1e1"/>
    </style:style>
    <style:style style:name="T32" style:family="text">
      <style:text-properties fo:color="#555555" style:font-name="monospace" fo:background-color="#f1f1f1" loext:char-shading-value="0" loext:padding="0.049cm" loext:border="0.06pt solid #e1e1e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installation :</text:p>
      <text:p text:style-name="P1"/>
      <text:p text:style-name="P1">Django queue system with celery, redis, rabbitmq</text:p>
      <text:p text:style-name="P1"/>
      <text:p text:style-name="P1"/>
      <text:p text:style-name="P1"/>
      <text:p text:style-name="P1"/>
      <text:h text:style-name="P38" text:outline-level="4"><text:bookmark text:name="installation"/>Installation</text:h>
      <text:p text:style-name="P21">The easiest way to install Celery is using pip:</text:p>
      <text:p text:style-name="P18"><text:span text:style-name="Source_20_Text"><text:span text:style-name="T28">pip install Celery</text:span></text:span></text:p>
      <text:p text:style-name="P21">Now we have to install RabbitMQ.</text:p>
      <text:h text:style-name="P23" text:outline-level="5"><text:bookmark text:name="installing-rabbitmq-on-ubuntu-1604"/>Installing RabbitMQ on Ubuntu 16.04</text:h>
      <text:p text:style-name="P21">To install it on a newer Ubuntu version is very straightforward:</text:p>
      <text:p text:style-name="P18"><text:span text:style-name="Source_20_Text"><text:span text:style-name="T28">apt-get install -y erlang</text:span></text:span></text:p>
      <text:p text:style-name="P34"><text:span text:style-name="Source_20_Text"><text:span text:style-name="T28">apt-get install rabbitmq-server</text:span></text:span></text:p>
      <text:p text:style-name="P21">Then enable and start the RabbitMQ service:</text:p>
      <text:p text:style-name="P18"><text:span text:style-name="Source_20_Text"><text:span text:style-name="T28">systemctl </text:span></text:span><text:span text:style-name="Source_20_Text"><text:span text:style-name="T30">enable </text:span></text:span><text:span text:style-name="Source_20_Text"><text:span text:style-name="T28">rabbitmq-server</text:span></text:span></text:p>
      <text:p text:style-name="P34"><text:span text:style-name="Source_20_Text"><text:span text:style-name="T28">systemctl start rabbitmq-server</text:span></text:span></text:p>
      <text:p text:style-name="P21">Check the status to make sure everything is running smooth:</text:p>
      <text:p text:style-name="P18"><text:span text:style-name="Source_20_Text"><text:span text:style-name="T28">systemctl status rabbitmq-server</text:span></text:span></text:p>
      <text:p text:style-name="Text_20_body"><text:line-break/></text:p>
      <text:h text:style-name="P37" text:outline-level="4"><text:bookmark text:name="celery-basic-setup"/>Celery Basic Setup</text:h>
      <text:p text:style-name="P22"><text:span text:style-name="T13">First, consider the following Django project named </text:span><text:span text:style-name="Strong_20_Emphasis"><text:span text:style-name="T14">mysite</text:span></text:span><text:span text:style-name="T13"> with an app named </text:span><text:span text:style-name="Strong_20_Emphasis"><text:span text:style-name="T14">core</text:span></text:span><text:span text:style-name="T13">:</text:span></text:p>
      <text:p text:style-name="P18"><text:span text:style-name="Source_20_Text"><text:span text:style-name="T28">mysite/</text:span></text:span></text:p>
      <text:p text:style-name="P34"><text:span text:style-name="Source_20_Text"><text:span text:style-name="T27"><text:s/></text:span></text:span><text:span text:style-name="Source_20_Text"><text:span text:style-name="T28">|-- mysite/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-- core/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 <text:s text:c="3"/>|-- migrations/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 <text:s text:c="3"/>|-- templates/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 <text:s text:c="3"/>|-- apps.py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 <text:s text:c="3"/>|-- models.py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 <text:s text:c="3"/>+-- views.py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-- templates/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-- __init__.py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-- settings.py</text:span></text:span></text:p>
      <text:p text:style-name="P34"><text:span text:style-name="Source_20_Text"><text:span text:style-name="T27"><text:s/></text:span></text:span><text:span text:style-name="Source_20_Text"><text:span text:style-name="T28">| <text:s text:c="3"/>|-- urls.py</text:span></text:span></text:p>
      <text:p text:style-name="P34"><text:span text:style-name="Source_20_Text"><text:span text:style-name="T27"><text:s/></text:span></text:span><text:span text:style-name="Source_20_Text"><text:span text:style-name="T28">| <text:s text:c="3"/>+-- wsgi.py</text:span></text:span></text:p>
      <text:p text:style-name="P34"><text:span text:style-name="Source_20_Text"><text:span text:style-name="T27"><text:s/></text:span></text:span><text:span text:style-name="Source_20_Text"><text:span text:style-name="T28">|-- manage.py</text:span></text:span></text:p>
      <text:p text:style-name="P34"><text:span text:style-name="Source_20_Text"><text:span text:style-name="T27"><text:s/></text:span></text:span><text:span text:style-name="Source_20_Text"><text:span text:style-name="T28">+-- requirements.txt</text:span></text:span></text:p>
      <text:p text:style-name="P17"><text:span text:style-name="T13">Add the </text:span><text:span text:style-name="Source_20_Text"><text:span text:style-name="T15">CELERY_BROKER_URL</text:span></text:span><text:span text:style-name="T13"> configuration to the </text:span><text:span text:style-name="Strong_20_Emphasis"><text:span text:style-name="T14">settings.py</text:span></text:span><text:span text:style-name="T13"> file:</text:span></text:p>
      <text:p text:style-name="P22"><text:span text:style-name="Strong_20_Emphasis"><text:span text:style-name="T14">settings.py</text:span></text:span></text:p>
      <text:p text:style-name="P18"><text:soft-page-break/><text:span text:style-name="Source_20_Text"><text:span text:style-name="T28">CELERY_BROKER_URL </text:span></text:span><text:span text:style-name="Source_20_Text"><text:span text:style-name="T29">=</text:span></text:span><text:span text:style-name="Source_20_Text"><text:span text:style-name="T28"> </text:span></text:span><text:span text:style-name="Source_20_Text"><text:span text:style-name="T31">'amqp://localhost'</text:span></text:span></text:p>
      <text:p text:style-name="P22"><text:span text:style-name="T13">Alongside with the </text:span><text:span text:style-name="Strong_20_Emphasis"><text:span text:style-name="T14">settings.py</text:span></text:span><text:span text:style-name="T13"> and </text:span><text:span text:style-name="Strong_20_Emphasis"><text:span text:style-name="T14">urls.py</text:span></text:span><text:span text:style-name="T13"> files, let’s create a new file named </text:span><text:span text:style-name="Strong_20_Emphasis"><text:span text:style-name="T14">celery.py</text:span></text:span><text:span text:style-name="T13">.</text:span></text:p>
      <text:p text:style-name="P22"><text:span text:style-name="Strong_20_Emphasis"><text:span text:style-name="T14">celery.py</text:span></text:span></text:p>
      <text:p text:style-name="P18"><text:span text:style-name="Source_20_Text"><text:span text:style-name="T28">import </text:span></text:span><text:span text:style-name="Source_20_Text"><text:span text:style-name="T32">os</text:span></text:span></text:p>
      <text:p text:style-name="P34"><text:span text:style-name="Source_20_Text"><text:span text:style-name="T28">from </text:span></text:span><text:span text:style-name="Source_20_Text"><text:span text:style-name="T32">celery</text:span></text:span><text:span text:style-name="Source_20_Text"><text:span text:style-name="T28"> import Celery</text:span></text:span></text:p>
      <text:p text:style-name="P34"/>
      <text:p text:style-name="P34"><text:span text:style-name="Source_20_Text"><text:span text:style-name="T28">os</text:span></text:span><text:span text:style-name="Source_20_Text"><text:span text:style-name="T29">.</text:span></text:span><text:span text:style-name="Source_20_Text"><text:span text:style-name="T28">environ</text:span></text:span><text:span text:style-name="Source_20_Text"><text:span text:style-name="T29">.</text:span></text:span><text:span text:style-name="Source_20_Text"><text:span text:style-name="T28">setdefault(</text:span></text:span><text:span text:style-name="Source_20_Text"><text:span text:style-name="T31">'DJANGO_SETTINGS_MODULE'</text:span></text:span><text:span text:style-name="Source_20_Text"><text:span text:style-name="T28">, </text:span></text:span><text:span text:style-name="Source_20_Text"><text:span text:style-name="T31">'mysite.settings'</text:span></text:span><text:span text:style-name="Source_20_Text"><text:span text:style-name="T28">)</text:span></text:span></text:p>
      <text:p text:style-name="P34"/>
      <text:p text:style-name="P34"><text:span text:style-name="Source_20_Text"><text:span text:style-name="T28">app </text:span></text:span><text:span text:style-name="Source_20_Text"><text:span text:style-name="T29">=</text:span></text:span><text:span text:style-name="Source_20_Text"><text:span text:style-name="T28"> Celery(</text:span></text:span><text:span text:style-name="Source_20_Text"><text:span text:style-name="T31">'mysite'</text:span></text:span><text:span text:style-name="Source_20_Text"><text:span text:style-name="T28">)</text:span></text:span></text:p>
      <text:p text:style-name="P34"><text:span text:style-name="Source_20_Text"><text:span text:style-name="T28">app</text:span></text:span><text:span text:style-name="Source_20_Text"><text:span text:style-name="T29">.</text:span></text:span><text:span text:style-name="Source_20_Text"><text:span text:style-name="T28">config_from_object(</text:span></text:span><text:span text:style-name="Source_20_Text"><text:span text:style-name="T31">'django.conf:settings'</text:span></text:span><text:span text:style-name="Source_20_Text"><text:span text:style-name="T28">, namespace</text:span></text:span><text:span text:style-name="Source_20_Text"><text:span text:style-name="T29">=</text:span></text:span><text:span text:style-name="Source_20_Text"><text:span text:style-name="T31">'CELERY'</text:span></text:span><text:span text:style-name="Source_20_Text"><text:span text:style-name="T28">)</text:span></text:span></text:p>
      <text:p text:style-name="P34"><text:span text:style-name="Source_20_Text"><text:span text:style-name="T28">app</text:span></text:span><text:span text:style-name="Source_20_Text"><text:span text:style-name="T29">.</text:span></text:span><text:span text:style-name="Source_20_Text"><text:span text:style-name="T28">autodiscover_tasks()</text:span></text:span></text:p>
      <text:p text:style-name="P22"><text:span text:style-name="T13">Now edit the </text:span><text:span text:style-name="Strong_20_Emphasis"><text:span text:style-name="T14">__init__.py</text:span></text:span><text:span text:style-name="T13"> file in the project root:</text:span></text:p>
      <text:p text:style-name="P22"><text:span text:style-name="Strong_20_Emphasis"><text:span text:style-name="T14">__init__.py</text:span></text:span></text:p>
      <text:p text:style-name="P18"><text:span text:style-name="Source_20_Text"><text:span text:style-name="T28">from </text:span></text:span><text:span text:style-name="Source_20_Text"><text:span text:style-name="T32">.celery</text:span></text:span><text:span text:style-name="Source_20_Text"><text:span text:style-name="T28"> import app </text:span></text:span><text:span text:style-name="Source_20_Text"><text:span text:style-name="T29">as</text:span></text:span><text:span text:style-name="Source_20_Text"><text:span text:style-name="T28"> celery_app</text:span></text:span></text:p>
      <text:p text:style-name="P34"/>
      <text:p text:style-name="P34"><text:span text:style-name="Source_20_Text"><text:span text:style-name="T28">__all__ </text:span></text:span><text:span text:style-name="Source_20_Text"><text:span text:style-name="T29">=</text:span></text:span><text:span text:style-name="Source_20_Text"><text:span text:style-name="T28"> [</text:span></text:span><text:span text:style-name="Source_20_Text"><text:span text:style-name="T31">'celery_app'</text:span></text:span><text:span text:style-name="Source_20_Text"><text:span text:style-name="T28">]</text:span></text:span></text:p>
      <text:p text:style-name="P21">This will make sure our Celery app is important every time Django starts</text:p>
      <text:p text:style-name="Text_20_body"/>
      <text:p text:style-name="P15">Installtion de RabbitMQ</text:p>
      <text:p text:style-name="P1"/>
      <text:p text:style-name="P1"/>
      <text:p text:style-name="P1"/>
      <text:p text:style-name="P1"/>
      <text:p text:style-name="P1"/>
      <text:h text:style-name="P35" text:outline-level="3"><text:a xlink:type="simple" xlink:href="http://docs.celeryproject.org/en/latest/getting-started/brokers/rabbitmq.html#id4" text:style-name="Internet_20_link" text:visited-style-name="Visited_20_Internet_20_Link"><text:span text:style-name="T8">Setting up RabbitMQ</text:span></text:a></text:h>
      <text:p text:style-name="P19">To use Celery we need to create a RabbitMQ user, a virtual host and allow that user access to that virtual host:</text:p>
      <text:p text:style-name="P24"><text:span text:style-name="T16">$</text:span> sudo rabbitmqctl add_user myuser mypassword</text:p>
      <text:p text:style-name="P24"><text:span text:style-name="T16">$</text:span> sudo rabbitmqctl add_vhost myvhost</text:p>
      <text:p text:style-name="P24"><text:span text:style-name="T16">$</text:span> sudo rabbitmqctl set_user_tags myuser mytag</text:p>
      <text:p text:style-name="P24"><text:span text:style-name="T16">$</text:span> sudo rabbitmqctl set_permissions -p myvhost myuser <text:span text:style-name="T23">".*"</text:span> <text:span text:style-name="T23">".*"</text:span> <text:span text:style-name="T23">".*"</text:span></text:p>
      <text:p text:style-name="P20"><text:span text:style-name="T6">Substitute in appropriate values for </text:span><text:span text:style-name="Source_20_Text"><text:span text:style-name="T6">myuser</text:span></text:span><text:span text:style-name="T6">, </text:span><text:span text:style-name="Source_20_Text"><text:span text:style-name="T6">mypassword</text:span></text:span><text:span text:style-name="T6"> and </text:span><text:span text:style-name="Source_20_Text"><text:span text:style-name="T6">myvhost</text:span></text:span><text:span text:style-name="T6"> above.</text:span></text:p>
      <text:p text:style-name="P20"><text:span text:style-name="T6">See the RabbitMQ </text:span><text:a xlink:type="simple" xlink:href="http://www.rabbitmq.com/admin-guide.html" text:style-name="Internet_20_link" text:visited-style-name="Visited_20_Internet_20_Link"><text:span text:style-name="T11">Admin Guide</text:span></text:a><text:span text:style-name="T6"> for more information about </text:span><text:a xlink:type="simple" xlink:href="http://www.rabbitmq.com/admin-guide.html#access-control" text:style-name="Internet_20_link" text:visited-style-name="Visited_20_Internet_20_Link"><text:span text:style-name="T11">access control</text:span></text:a><text:span text:style-name="T6">.</text:span></text:p>
      <text:h text:style-name="P36" text:outline-level="4"><text:a xlink:type="simple" xlink:href="http://docs.celeryproject.org/en/latest/getting-started/brokers/rabbitmq.html#id7" text:style-name="Internet_20_link" text:visited-style-name="Visited_20_Internet_20_Link"><text:span text:style-name="T9">Starting/Stopping the RabbitMQ server</text:span></text:a></text:h>
      <text:p text:style-name="P19">To start the server:</text:p>
      <text:p text:style-name="P24"><text:span text:style-name="T16">$</text:span> sudo rabbitmq-server</text:p>
      <text:p text:style-name="P20"><text:span text:style-name="T6">you can also run it in the background by adding the </text:span><text:span text:style-name="Source_20_Text"><text:span text:style-name="T6">-detached</text:span></text:span><text:span text:style-name="T6"> option (note: only one dash):</text:span></text:p>
      <text:p text:style-name="P24"><text:span text:style-name="T16">$</text:span> sudo rabbitmq-server -detached</text:p>
      <text:p text:style-name="P20"><text:span text:style-name="T6">Never use </text:span><text:span text:style-name="Strong_20_Emphasis"><text:span text:style-name="T6">kill</text:span></text:span><text:span text:style-name="T6"> (</text:span><text:span text:style-name="Emphasis"><text:span text:style-name="T6">kill(1)</text:span></text:span><text:span text:style-name="T6">) to stop the RabbitMQ server, but rather use the </text:span><text:span text:style-name="Strong_20_Emphasis"><text:span text:style-name="T6">rabbitmqctl</text:span></text:span><text:span text:style-name="T6">command:</text:span></text:p>
      <text:p text:style-name="P24"><text:span text:style-name="T16">$</text:span> sudo rabbitmqctl stop</text:p>
      <text:p text:style-name="P20"><text:span text:style-name="T6">When the server is running, you can continue reading </text:span><text:a xlink:type="simple" xlink:href="http://docs.celeryproject.org/en/latest/getting-started/brokers/rabbitmq.html#setting-up-rabbitmq" text:style-name="Internet_20_link" text:visited-style-name="Visited_20_Internet_20_Link"><text:span text:style-name="T11">Setting up RabbitMQ</text:span></text:a><text:span text:style-name="T6">.</text:span></text:p>
      <text:p text:style-name="P1"><text:soft-page-break/></text:p>
      <text:p text:style-name="P15">Installation de Redis :</text:p>
      <text:p text:style-name="P1">dernière version stable : 5.0.0</text:p>
      <text:p text:style-name="P1">Suivre : <text:a xlink:type="simple" xlink:href="https://redis.io/topics/quickstart" text:style-name="Internet_20_link" text:visited-style-name="Visited_20_Internet_20_Link">https://redis.io/topics/quickstart</text:a></text:p>
      <text:p text:style-name="P1"/>
      <text:p text:style-name="P1">wget http://download.redis.io/redis-stable.tar.gz</text:p>
      <text:p text:style-name="P1">tar xvzf redis-stable.tar.gz</text:p>
      <text:p text:style-name="P1">cd redis-stable</text:p>
      <text:p text:style-name="P1">make</text:p>
      <text:p text:style-name="P1"/>
      <text:p text:style-name="P1">Commandes : </text:p>
      <text:p text:style-name="P16"><text:span text:style-name="Strong_20_Emphasis"><text:span text:style-name="T3">redis-server</text:span></text:span><text:span text:style-name="T4"> is the Redis Server itself.</text:span></text:p>
      <text:list xml:id="list8798342874870483225" text:style-name="L1">
        <text:list-item>
          <text:p text:style-name="P40"><text:span text:style-name="Strong_20_Emphasis"><text:span text:style-name="T3">redis-sentinel</text:span></text:span><text:span text:style-name="T4"> is the Redis Sentinel executable (monitoring and failover).</text:span></text:p>
        </text:list-item>
        <text:list-item>
          <text:p text:style-name="P40"><text:span text:style-name="Strong_20_Emphasis"><text:span text:style-name="T3">redis-cli</text:span></text:span><text:span text:style-name="T4"> is the command line interface utility to talk with Redis.</text:span></text:p>
        </text:list-item>
        <text:list-item>
          <text:p text:style-name="P40"><text:span text:style-name="Strong_20_Emphasis"><text:span text:style-name="T3">redis-benchmark</text:span></text:span><text:span text:style-name="T4"> is used to check Redis performances.</text:span></text:p>
        </text:list-item>
        <text:list-item>
          <text:p text:style-name="P40"><text:span text:style-name="Strong_20_Emphasis"><text:span text:style-name="T3">redis-check-aof</text:span></text:span><text:span text:style-name="T4"> and </text:span><text:span text:style-name="Strong_20_Emphasis"><text:span text:style-name="T3">redis-check-dump</text:span></text:span><text:span text:style-name="T4"> are useful in the rare event of corrupted data files.</text:span></text:p>
        </text:list-item>
      </text:list>
      <text:p text:style-name="P1">To satart redis : </text:p>
      <text:p text:style-name="P1">redis-server</text:p>
      <text:p text:style-name="P1"/>
      <text:p text:style-name="P1">checl if redis is working : </text:p>
      <text:p text:style-name="P1">$ redis-cli ping</text:p>
      <text:p text:style-name="P1">PONG</text:p>
      <text:p text:style-name="P1"/>
      <text:p text:style-name="P1">See doc for securing Redis.</text:p>
      <text:p text:style-name="P1"/>
      <text:p text:style-name="P1"/>
      <text:p text:style-name="P1">Installation de la librairie redis pour python</text:p>
      <text:p text:style-name="P1">avec conda mauvaise version (5.0.0) il faut utiliser pip : </text:p>
      <text:p text:style-name="P1">pip install redis</text:p>
      <text:p text:style-name="P1"/>
      <text:p text:style-name="P2"/>
      <text:p text:style-name="P2"/>
      <text:p text:style-name="P3">Installation de celery : <text:a xlink:type="simple" xlink:href="http://docs.celeryproject.org/en/latest/getting-started/first-steps-with-celery.html" text:style-name="Internet_20_link" text:visited-style-name="Visited_20_Internet_20_Link">http://docs.celeryproject.org/en/latest/getting-started/first-steps-with-celery.html</text:a></text:p>
      <text:p text:style-name="P3"/>
      <text:p text:style-name="P25">sudo apt-get install rabbitmq-server</text:p>
      <text:p text:style-name="P3"/>
      <text:p text:style-name="P3">conda install celery</text:p>
      <text:p text:style-name="P3"/>
      <text:p text:style-name="P3">Créer une application : tasks.py :</text:p>
      <text:p text:style-name="P3"/>
      <text:p text:style-name="P3">from celery import Celery</text:p>
      <text:p text:style-name="P3"/>
      <text:p text:style-name="P3">app = Celery('tasks', backend='redis://localhost', broker='pyamqp://guest@localhost//')</text:p>
      <text:p text:style-name="P3"/>
      <text:p text:style-name="P3">@app.task</text:p>
      <text:p text:style-name="P3"><text:soft-page-break/>def add(x, y):</text:p>
      <text:p text:style-name="P3"><text:s text:c="4"/>return x + y</text:p>
      <text:p text:style-name="P1"/>
      <text:p text:style-name="P1"/>
      <text:p text:style-name="P4">launch celery : </text:p>
      <text:p text:style-name="P4">$ celery -A tasks worker –loglevel=info</text:p>
      <text:p text:style-name="P4"/>
      <text:p text:style-name="P4">in python shell : </text:p>
      <text:p text:style-name="P4"/>
      <text:p text:style-name="P26"><text:span text:style-name="T16">&gt;&gt;&gt; </text:span><text:span text:style-name="T18">from</text:span> <text:span text:style-name="T19">tasks</text:span> <text:span text:style-name="T18">import</text:span> add</text:p>
      <text:p text:style-name="P26"><text:span text:style-name="T16">&gt;&gt;&gt; </text:span>result <text:span text:style-name="T1">=</text:span> add<text:span text:style-name="T1">.</text:span>delay(<text:span text:style-name="T20">4</text:span>, <text:span text:style-name="T20">4</text:span>)</text:p>
      <text:p text:style-name="P27">to see if tasks has finished :</text:p>
      <text:p text:style-name="P26"><text:span text:style-name="T16">&gt;&gt;&gt; </text:span>result<text:span text:style-name="T1">.</text:span>ready()</text:p>
      <text:p text:style-name="P27">to get the result : </text:p>
      <text:p text:style-name="P26"><text:span text:style-name="T16">&gt;&gt;&gt; </text:span>result<text:span text:style-name="T1">.</text:span>get(timeout<text:span text:style-name="T1">=</text:span><text:span text:style-name="T20">1</text:span>)</text:p>
      <text:p text:style-name="P26">en cas d’exception levée <text:span text:style-name="T21">avec get()</text:span> : </text:p>
      <text:p text:style-name="P26"><text:span text:style-name="T16">&gt;&gt;&gt; </text:span>result<text:span text:style-name="T1">.</text:span>traceback</text:p>
      <text:p text:style-name="P5">to override exception : </text:p>
      <text:p text:style-name="P28"><text:span text:style-name="T16">&gt;&gt;&gt; </text:span>result<text:span text:style-name="T1">.</text:span>get(propagate<text:span text:style-name="T1">=</text:span><text:span text:style-name="T22">False</text:span>)</text:p>
      <text:p text:style-name="P6"/>
      <text:p text:style-name="P4"/>
      <text:p text:style-name="P4"><text:span text:style-name="T6">Backends use resources to store and transmit results. To ensure that resources are released, you must eventually call </text:span><text:a xlink:type="simple" xlink:href="http://docs.celeryproject.org/en/latest/reference/celery.result.html#celery.result.AsyncResult.get" text:style-name="Internet_20_link" text:visited-style-name="Visited_20_Internet_20_Link"><text:span text:style-name="Source_20_Text"><text:span text:style-name="T12">get()</text:span></text:span></text:a><text:span text:style-name="T7"> </text:span><text:span text:style-name="T6">or </text:span><text:a xlink:type="simple" xlink:href="http://docs.celeryproject.org/en/latest/reference/celery.result.html#celery.result.AsyncResult.forget" text:style-name="Internet_20_link" text:visited-style-name="Visited_20_Internet_20_Link"><text:span text:style-name="Source_20_Text"><text:span text:style-name="T12">forget()</text:span></text:span></text:a><text:span text:style-name="T7"> </text:span><text:span text:style-name="T6">on EVERY </text:span><text:a xlink:type="simple" xlink:href="http://docs.celeryproject.org/en/latest/reference/celery.result.html#celery.result.AsyncResult" text:style-name="Internet_20_link" text:visited-style-name="Visited_20_Internet_20_Link"><text:span text:style-name="Source_20_Text"><text:span text:style-name="T12">AsyncResult</text:span></text:span></text:a><text:span text:style-name="T6">instance returned after calling a task.</text:span></text:p>
      <text:p text:style-name="P39"/>
      <text:p text:style-name="P39"/>
      <text:p text:style-name="P4"/>
      <text:p text:style-name="P4"/>
      <text:p text:style-name="P7">TO start celery in background : </text:p>
      <text:p text:style-name="P7">(proj is the folder of the project containing a celery.py file defining the app)</text:p>
      <text:p text:style-name="P7"/>
      <text:p text:style-name="P7">celery multi start w1 -A &lt;proj&gt; -l info</text:p>
      <text:p text:style-name="P7">it will create logs for workers and a pid file and a general log</text:p>
      <text:p text:style-name="P8">celery multi <text:span text:style-name="T24">re</text:span>start w1 -A &lt;proj&gt; -l info</text:p>
      <text:p text:style-name="P8">celery multi <text:span text:style-name="T24">stop</text:span> w1 -A &lt;proj&gt; -l info</text:p>
      <text:p text:style-name="P8"/>
      <text:p text:style-name="P9">You’ll probably want to use the stopwait command instead, this ensures all currently executing tasks are completed before exiting:</text:p>
      <text:p text:style-name="P9"/>
      <text:p text:style-name="P9">celery multi stopwait w1 -A &lt;proj&gt; -l info</text:p>
      <text:p text:style-name="P9"/>
      <text:p text:style-name="P10">By default it’ll create pid and log files in the current directory, to protect against multiple workers launching on top of each other you’re encouraged to put these in a dedicated directory</text:p>
      <text:p text:style-name="P10"/>
      <text:p text:style-name="P29"><text:span text:style-name="T16">$</text:span> mkdir -p /var/run/celery</text:p>
      <text:p text:style-name="P31"><text:span text:style-name="T16">$</text:span> mkdir -p /var/log/celery</text:p>
      <text:p text:style-name="P32"><text:span text:style-name="T17">$</text:span><text:span text:style-name="T25"> celery multi start w1 -A proj -l info –pidfile</text:span><text:span text:style-name="T2">=</text:span><text:span text:style-name="T25">/var/run/celery/%n.pid --logfile</text:span><text:span text:style-name="T2">=</text:span><text:span text:style-name="T25">/var/log/celery/%n%I.log</text:span> <text:s/></text:p>
      <text:p text:style-name="P10">(if permission problems with /var use /tmp or other user folder)</text:p>
      <text:p text:style-name="P10"/>
      <text:p text:style-name="P11"><text:soft-page-break/>to launch task : </text:p>
      <text:p text:style-name="P11">from celery_proj.tasks import add</text:p>
      <text:p text:style-name="P11">add.delay(2 ,2)</text:p>
      <text:p text:style-name="P11"/>
      <text:p text:style-name="P11">ou pour accéder à toutes les fonctionnalités : </text:p>
      <text:p text:style-name="P11">add.apply_async((2, 2))</text:p>
      <text:p text:style-name="P11">add.apply_async((2, 2), queue='lopri', countdown=10)</text:p>
      <text:p text:style-name="P11">add(2, 2) # no message is sent : execute task in current process</text:p>
      <text:p text:style-name="P11">to use result backend : </text:p>
      <text:p text:style-name="P11">&gt;&gt;&gt; res = add.delay(2, 2)</text:p>
      <text:p text:style-name="P11">&gt;&gt;&gt; res.get(timeout=1)</text:p>
      <text:p text:style-name="P11">4</text:p>
      <text:p text:style-name="P11">to get the id : </text:p>
      <text:p text:style-name="P11">&gt;&gt;&gt; res.id</text:p>
      <text:p text:style-name="P11">d6b3aea2-fb9b-4ebc-8da4-848818db91</text:p>
      <text:p text:style-name="P11">to avoid exception raising with get : </text:p>
      <text:p text:style-name="P11"/>
      <text:p text:style-name="P11">&gt;&gt;&gt; res.get(propagate=False)</text:p>
      <text:p text:style-name="P11">TypeError('add() takes exactly 2 arguments (1 given)',)</text:p>
      <text:p text:style-name="P11"/>
      <text:p text:style-name="P11">if exception : check state with :</text:p>
      <text:p text:style-name="P11"/>
      <text:p text:style-name="P11">&gt;&gt;&gt; res.failed()</text:p>
      <text:p text:style-name="P11">True</text:p>
      <text:p text:style-name="P11"/>
      <text:p text:style-name="P11">&gt;&gt;&gt; res.successful()</text:p>
      <text:p text:style-name="P11">False</text:p>
      <text:p text:style-name="P11"/>
      <text:p text:style-name="P11">or : </text:p>
      <text:p text:style-name="P11">&gt;&gt;&gt; res.state</text:p>
      <text:p text:style-name="P11">'FAILURE'</text:p>
      <text:p text:style-name="P11"/>
      <text:p text:style-name="P13"><text:span text:style-name="T26">NB : typical stages : </text:span><text:span text:style-name="T10">PENDING </text:span><text:span text:style-name="T5">-&gt;</text:span><text:span text:style-name="T10"> STARTED </text:span><text:span text:style-name="T5">-&gt;</text:span><text:span text:style-name="T10"> SUCCESS</text:span></text:p>
      <text:p text:style-name="P12">but pending is a default state not a recorded state</text:p>
      <text:p text:style-name="P12"/>
      <text:p text:style-name="P12">to retrieve an AsyncResult instance : </text:p>
      <text:p text:style-name="P12">res = app.AsyncResult(‘id’)</text:p>
      <text:p text:style-name="P12"/>
      <text:p text:style-name="P12"/>
      <text:p text:style-name="P14">USING signatures (that wraps arguments and execution options of a single task invocation so you can pass it to function or serialized and send)</text:p>
      <text:p text:style-name="P14"/>
      <text:p text:style-name="P14">add.signature((2,2), countdown=10)</text:p>
      <text:p text:style-name="P14">or add.s(2,2)</text:p>
      <text:p text:style-name="P14"/>
      <text:p text:style-name="P14">&gt;&gt;&gt; s1 = add.s(2, 2)</text:p>
      <text:p text:style-name="P14">&gt;&gt;&gt; res = s1.delay()</text:p>
      <text:p text:style-name="P14">&gt;&gt;&gt; res.get()</text:p>
      <text:p text:style-name="P14">4</text:p>
      <text:p text:style-name="P14">&gt;&gt;&gt; s1 = add.s(2, 2)</text:p>
      <text:p text:style-name="P14">&gt;&gt;&gt; res = s1.delay()</text:p>
      <text:p text:style-name="P14">&gt;&gt;&gt; res.get()</text:p>
      <text:p text:style-name="P14"><text:soft-page-break/>4</text:p>
      <text:p text:style-name="P14"/>
      <text:p text:style-name="P14"/>
      <text:p text:style-name="P14">or use incomplete signatures :</text:p>
      <text:p text:style-name="P30"><text:span text:style-name="T16">&gt;&gt;&gt; </text:span>s2 <text:span text:style-name="T1">=</text:span> add<text:span text:style-name="T1">.</text:span>s(<text:span text:style-name="T20">2</text:span>)</text:p>
      <text:p text:style-name="P30"><text:span text:style-name="T16">&gt;&gt;&gt; </text:span>res <text:span text:style-name="T1">=</text:span> s2<text:span text:style-name="T1">.</text:span>delay(<text:span text:style-name="T20">8</text:span>)</text:p>
      <text:p text:style-name="P31"><text:span text:style-name="T16">&gt;&gt;&gt; </text:span>res<text:span text:style-name="T1">.</text:span>get()</text:p>
      <text:p text:style-name="P33">10</text:p>
      <text:p text:style-name="P14">NB : we can pass keyword arguments or add them later (they will be merged) :</text:p>
      <text:p text:style-name="P14">&gt;&gt;&gt; s3 = add.s(2, 2, debug=True)</text:p>
      <text:p text:style-name="P14">&gt;&gt;&gt; s3.delay(debug=False) <text:s text:c="2"/># debug is now False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 Vu Sans Mono', 'Bitstream Vera Sans Mono', monospace"/>
    <style:font-face style:name="Futura" svg:font-family="Futura, 'Trebuchet MS', Arial, sans-serif"/>
    <style:font-face style:name="HelveticaNeue" svg:font-family="HelveticaNeue, 'Helvetica Neue', Helvetica, Arial, sans-serif"/>
    <style:font-face style:name="Lohit Devanagari1" svg:font-family="'Lohit Devanagari'"/>
    <style:font-face style:name="Open Sans" svg:font-family="'Open Sans', Helvetica, sans-serif"/>
    <style:font-face style:name="Optima" svg:font-family="Optima, Segoe, 'Segoe UI', Candara, Calibri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36:23.189422740</meta:creation-date>
    <dc:date>2018-10-29T14:43:48.169961559</dc:date>
    <meta:editing-duration>PT4H35M1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8" meta:paragraph-count="172" meta:word-count="946" meta:character-count="6242" meta:non-whitespace-character-count="5384"/>
  </office:meta>
</office:document-meta>
</file>